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4ac" officeooo:paragraph-rsid="0001a4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Instructions</text:p>
      <text:p text:style-name="P1"/>
      <text:p text:style-name="P1">Xian Mardiros</text:p>
      <text:p text:style-name="P1"/>
      <text:p text:style-name="P1">Instructions:</text:p>
      <text:p text:style-name="P1"/>
      <text:p text:style-name="P1">Unpack zip file into a director. In that directory, run the command</text:p>
      <text:p text:style-name="P1">&gt;python3 server.py</text:p>
      <text:p text:style-name="P1"/>
      <text:p text:style-name="P1">In another terminal, run the command</text:p>
      <text:p text:style-name="P1">&gt;python3 client.py</text:p>
      <text:p text:style-name="P1"/>
      <text:p text:style-name="P1">The latter command will ask your name, and the chatroom app can be interacted with through any number of such client instance. The client side will give further instructions on startup on how to use the app. In short, type commands prepended with # to create, join, examine, or leave rooms, and type something without # to send a message to a group that has been join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8:15:27.922656362</meta:creation-date>
    <dc:date>2022-10-20T18:18:43.433896357</dc:date>
    <meta:editing-duration>PT3M15S</meta:editing-duration>
    <meta:editing-cycles>1</meta:editing-cycles>
    <meta:document-statistic meta:table-count="0" meta:image-count="0" meta:object-count="0" meta:page-count="1" meta:paragraph-count="8" meta:word-count="95" meta:character-count="560" meta:non-whitespace-character-count="473"/>
    <meta:generator>LibreOffice/7.0.4.2$Linux_X86_64 LibreOffice_project/00$Build-2</meta:generator>
  </office:meta>
</office:document-meta>
</file>